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Preformatted_20_Text">
      <style:text-properties officeooo:paragraph-rsid="0018159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GNU GENERAL PUBLIC LICENSE</text:h>
      <text:p text:style-name="First_20_paragraph">Version 1, February 1989</text:p>
      <text:p text:style-name="Preformatted_20_Text">Copyright (C) 1989 Free Software Foundation, Inc. 51 Franklin St,</text:p>
      <text:p text:style-name="P3">Fifth Floor, Boston, MA 02110-1301 USA</text:p>
      <text:p text:style-name="P3"/>
      <text:p text:style-name="P3">Everyone is permitted to copy and distribute verbatim copies of this license document, but changing it is not allowed.</text:p>
      <text:h text:style-name="Heading_20_3" text:outline-level="3">Preamble</text:h>
      <text:p text:style-name="First_20_paragraph">The license agreements of most software companies try to keep users at the mercy of those companies. By contrast, our General Public License is intended to guarantee your freedom to share and change free software--to make sure the software is free for all its users. The General Public License applies to the Free Software Foundation's software and to any other program whose authors commit to using it. You can use it for your programs, too.</text:p>
      <text:p text:style-name="Text_20_body">When we speak of free software, we are referring to freedom, not price. Specifically, the General Public License is designed to make sure that you have the freedom to give away or sell copies of free software,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For example, if you distribute copies of a such a program, whether gratis or for a fee, you must give the recipients all the rights that you have. You must make sure that they, too, receive or can get the source code. And you must tell them their rights.</text:p>
      <text:p text:style-name="Text_20_body">We protect your rights with two steps: (1) copyright the software, and (2) offer you this license which gives you legal permission to copy, distribute and/or modify the software.</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Text_20_body">The precise terms and conditions for copying, distribution and modification follow.</text:p>
      <text:h text:style-name="Heading_20_3" text:outline-level="3">GNU GENERAL PUBLIC LICENSE</text:h>
      <text:h text:style-name="Heading_20_3" text:outline-level="3">TERMS AND CONDITIONS FOR COPYING, DISTRIBUTION AND MODIFICATION</text:h>
      <text:p text:style-name="First_20_paragraph"><text:span text:style-name="T1">0.</text:span> This License Agreement applies to any program or other work which contains a notice placed by the copyright holder saying it may be distributed under the terms of this General Public <text:soft-page-break/>License. The "Program", below, refers to any such program or work, and a "work based on the Program" means either the Program or any work containing the Program or a portion of it, either verbatim or with modifications. Each licensee is addressed as "you".</text:p>
      <text:p text:style-name="Text_20_body"><text:span text:style-name="T1">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General Public License and to the absence of any warranty; and give any other recipients of the Program a copy of this General Public License along with the Program. You may charge a fee for the physical act of transferring a copy.</text:p>
      <text:p text:style-name="Text_20_body"><text:span text:style-name="T1">2.</text:span> You may modify your copy or copies of the Program or any portion of it, and copy and distribute such modifications under the terms of Paragraph 1 above, provided that you also do the following:</text:p>
      <text:p text:style-name="Text_20_body"><text:span text:style-name="T1">a)</text:span> cause the modified files to carry prominent notices stating that you changed the files and the date of any change; and</text:p>
      <text:p text:style-name="Text_20_body"><text:span text:style-name="T1">b)</text:span> cause the whole of any work that you distribute or publish, that in whole or in part contains the Program or any part thereof, either with or without modifications, to be licensed at no charge to all third parties under the terms of this General Public License (except that you may choose to grant warranty protection to some or all third parties, at your option).</text:p>
      <text:p text:style-name="Text_20_body"><text:span text:style-name="T1">c)</text:span> If the modified program normally reads commands interactively when run, you must cause it, when started running for such interactive use in the simplest and most usual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General Public License.</text:p>
      <text:p text:style-name="Text_20_body"><text:span text:style-name="T1">d)</text:span> You may charge a fee for the physical act of transferring a copy, and you may at your option offer warranty protection in exchange for a fee.</text:p>
      <text:p text:style-name="Text_20_body">Mere aggregation of another independent work with the Program (or its derivative) on a volume of a storage or distribution medium does not bring the other work under the scope of these terms.</text:p>
      <text:p text:style-name="Text_20_body"><text:span text:style-name="T1">3.</text:span> You may copy and distribute the Program (or a portion or derivative of it, under Paragraph 2) in object code or executable form under the terms of Paragraphs 1 and 2 above provided that you also do one of the following:</text:p>
      <text:p text:style-name="Text_20_body"><text:span text:style-name="T1">a)</text:span> accompany it with the complete corresponding machine-readable source code, which must be distributed under the terms of Paragraphs 1 and 2 above; or,</text:p>
      <text:p text:style-name="Text_20_body"><text:span text:style-name="T1">b)</text:span> accompany it with a written offer, valid for at least three years, to give any third party free (except for a nominal charge for the cost of distribution) a complete machine-readable copy of the corresponding source code, to be distributed under the terms of Paragraphs 1 and 2 above; or,</text:p>
      <text:p text:style-name="Text_20_body"><text:span text:style-name="T1">c)</text:span> accompany it with the information you received as to where the corresponding source code may be obtained. (This alternative is allowed only for noncommercial distribution and only if <text:soft-page-break/>you received the program in object code or executable form alone.)</text:p>
      <text:p text:style-name="Text_20_body">Source code for a work means the preferred form of the work for making modifications to it. For an executable file, complete source code means all the source code for all modules it contains; but, as a special exception, it need not include source code for modules which are standard libraries that accompany the operating system on which the executable file runs, or for standard header files or definitions files that accompany that operating system.</text:p>
      <text:p text:style-name="Text_20_body"><text:span text:style-name="T1">4.</text:span> You may not copy, modify, sublicense, distribute or transfer the Program except as expressly provided under this General Public License. Any attempt otherwise to copy, modify, sublicense, distribute or transfer the Program is void, and will automatically terminate your rights to use the Program under this License. However, parties who have received copies, or rights to use copies, from you under this General Public License will not have their licenses terminated so long as such parties remain in full compliance.</text:p>
      <text:p text:style-name="Text_20_body"><text:span text:style-name="T1">5.</text:span> By copying, distributing or modifying the Program (or any work based on the Program) you indicate your acceptance of this license to do so, and all its terms and conditions.</text:p>
      <text:p text:style-name="Text_20_body"><text:span text:style-name="T1">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text:p>
      <text:p text:style-name="Text_20_body"><text:span text:style-name="T1">7.</text:span> The Free Software Foundation may publish revised and/or new versions of the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a version number of the license which applies to it and "any later version", you have the option of following the terms and conditions either of that version or of any later version published by the Free Software Foundation. If the Program does not specify a version number of the license, you may choose any version ever published by the Free Software Foundation.</text:p>
      <text:p text:style-name="Text_20_body"><text:span text:style-name="T1">8.</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2">NO WARRANTY</text:p>
      <text:p text:style-name="Text_20_body"><text:span text:style-name="T1">9.</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text:soft-page-break/>PARTICULAR PURPOSE. THE ENTIRE RISK AS TO THE QUALITY AND PERFORMANCE OF THE PROGRAM IS WITH YOU. SHOULD THE PROGRAM PROVE DEFECTIVE, YOU ASSUME THE COST OF ALL NECESSARY SERVICING, REPAIR OR CORRECTION.</text:p>
      <text:p text:style-name="Text_20_body"><text:span text:style-name="T1">10.</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3" text:outline-level="3">END OF TERMS AND CONDITIONS</text:h>
      <text:h text:style-name="Heading_20_3" text:outline-level="3">Appendix: How to Apply These Terms to Your New Programs</text:h>
      <text:p text:style-name="First_20_paragraph">If you develop a new program, and you want it to be of the greatest possible use to humanity,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reformatted_20_Text">&lt;one line to give the program's name and a brief idea of what it does.&gt;</text:p>
      <text:p text:style-name="Preformatted_20_Text">Copyright (C) 19yy &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1, or (at your option)</text:p>
      <text:p text:style-name="Preformatted_20_Text"><text:s text:c="4"/>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if not, write to the Free Software</text:p>
      <text:p text:style-name="Preformatted_20_Text"><text:s text:c="4"/>Foundation, Inc., 675 Mass Ave, Cambridge, MA 02139, USA.</text:p>
      <text:p text:style-name="First_20_paragraph">Also add information on how to contact you by electronic and paper mail.</text:p>
      <text:p text:style-name="Text_20_body">If the program is interactive, make it output a short notice like this when it starts in an interactive mode:</text:p>
      <text:p text:style-name="Preformatted_20_Text">Gnomovision version 69, Copyright (C) 19xx name of author Gnomovision</text:p>
      <text:p text:style-name="Preformatted_20_Text"><text:soft-page-break/>comes with ABSOLUTELY NO WARRANTY; for details type `show w'. This is</text:p>
      <text:p text:style-name="Preformatted_20_Text">free software, and you are welcome to redistribute it under certain</text:p>
      <text:p text:style-name="Preformatted_20_Text">conditions; type `show c' for details.</text:p>
      <text:p text:style-name="First_20_paragraph">The hypothetical commands `show w' and `show c' should show the appropriate parts of the General Public License. Of course, the commands you use may be called something other than `show w' and `show c'; they could even be mouse-clicks or menu items--whatever suits your program.</text:p>
      <text:p text:style-name="Text_20_body">You should also get your employer (if you work as a programmer) or your school, if any, to sign a "copyright disclaimer" for the program, if necessary. Here a sample; alter the names:</text:p>
      <text:p text:style-name="Preformatted_20_Text">Yoyodyne, Inc., hereby disclaims all copyright interest in the program</text:p>
      <text:p text:style-name="Preformatted_20_Text">`Gnomovision' (a program to direct compilers to make passes at</text:p>
      <text:p text:style-name="Preformatted_20_Text">assemblers) written by James Hacker.</text:p>
      <text:p text:style-name="Preformatted_20_Text"/>
      <text:p text:style-name="Preformatted_20_Text">&lt;signature of Ty Coon&gt;, 1 April 1989</text:p>
      <text:p text:style-name="Preformatted_20_Text">Ty Coon, President of Vice</text:p>
      <text:p text:style-name="First_20_paragraph"/>
      <text:p text:style-name="First_20_paragraph">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08-05T22:08:27.212685789</dc:date>
    <dc:creator>Jason Self</dc:creator>
    <meta:editing-duration>P0D</meta:editing-duration>
    <meta:editing-cycles>2</meta:editing-cycles>
    <meta:generator>LibreOffice/4.2.8.2$Linux_X86_64 LibreOffice_project/420m0$Build-2</meta:generator>
    <meta:document-statistic meta:table-count="0" meta:image-count="0" meta:object-count="0" meta:page-count="5" meta:paragraph-count="69" meta:word-count="2064" meta:character-count="12095" meta:non-whitespace-character-count="10056"/>
  </office:meta>
</office:document-meta>
</file>